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6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98cm" svg:height="0.645cm" svg:x="3.5cm" svg:y="0.355cm">
          <draw:text-box>
            <text:p><text:span text:style-name="T1">Sing!</text:span></text:p>
          </draw:text-box>
        </draw:frame>
        <draw:frame draw:style-name="gr1" draw:text-style-name="P3" draw:layer="layout" svg:width="1.378cm" svg:height="1.039cm" svg:x="12.122cm" svg:y="4cm">
          <draw:text-box>
            <text:p text:style-name="P2"><text:span text:style-name="T2">E</text:span><text:span text:style-name="T2"><text:line-break/></text:span><text:span text:style-name="T1">heute</text:span></text:p>
          </draw:text-box>
        </draw:frame>
        <draw:frame draw:style-name="gr1" draw:text-style-name="P3" draw:layer="layout" svg:width="1.556cm" svg:height="1.039cm" svg:x="8.5cm" svg:y="4cm">
          <draw:text-box>
            <text:p text:style-name="P2"><text:span text:style-name="T2">O</text:span></text:p>
            <text:p text:style-name="P2"><text:span text:style-name="T1">Pascal</text:span></text:p>
          </draw:text-box>
        </draw:frame>
        <draw:frame draw:style-name="gr2" draw:text-style-name="P4" draw:layer="layout" svg:width="3.406cm" svg:height="0.645cm" svg:x="8.867cm" svg:y="1.645cm">
          <draw:text-box>
            <text:p text:style-name="P2"><text:span text:style-name="T3">wurde <text:s/>gelobt [-, 1]</text:span></text:p>
          </draw:text-box>
        </draw:frame>
        <draw:line draw:style-name="gr3" draw:text-style-name="P2" draw:layer="layout" svg:x1="12.5cm" svg:y1="4cm" svg:x2="10.847cm" svg:y2="2.606cm">
          <text:p/>
        </draw:line>
        <draw:line draw:style-name="gr3" draw:text-style-name="P2" draw:layer="layout" svg:x1="9.5cm" svg:y1="4cm" svg:x2="10.847cm" svg:y2="2.606cm">
          <text:p/>
        </draw:line>
        <draw:custom-shape draw:style-name="gr4" draw:text-style-name="P2" draw:layer="layout" svg:width="3.849cm" svg:height="0.5cm" svg:x="8.651cm" svg:y="1.64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151cm" svg:y1="1.645cm" svg:x2="10.151cm" svg:y2="2.145cm">
          <text:p/>
        </draw:line>
        <draw:frame draw:style-name="gr1" draw:text-style-name="P4" draw:layer="layout" svg:width="0.697cm" svg:height="0.645cm" svg:x="9.5cm" svg:y="3cm">
          <draw:text-box>
            <text:p text:style-name="P2"><text:span text:style-name="T3">2</text:span></text:p>
          </draw:text-box>
        </draw:frame>
        <draw:frame draw:style-name="gr2" draw:text-style-name="P4" draw:layer="layout" svg:width="2.365cm" svg:height="0.645cm" svg:x="3.135cm" svg:y="1.5cm">
          <draw:text-box>
            <text:p text:style-name="P2"><text:span text:style-name="T3">sing [du, 1]</text:span></text:p>
          </draw:text-box>
        </draw:frame>
        <draw:frame draw:style-name="gr5" draw:text-style-name="P1" draw:layer="layout" svg:width="4.553cm" svg:height="0.645cm" svg:x="8.447cm" svg:y="0.355cm">
          <draw:text-box>
            <text:p><text:span text:style-name="T1">Pacal wurde heute gelob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1T02:36:33</dc:date>
    <dc:creator>artur </dc:creator>
    <meta:editing-duration>PT00H46M12S</meta:editing-duration>
    <meta:editing-cycles>9</meta:editing-cycles>
    <meta:generator>OpenOffice.org/3.2$Linux OpenOffice.org_project/320m19$Build-9505</meta:generator>
    <meta:document-statistic meta:object-count="11"/>
  </office:meta>
</office:document-meta>
</file>